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1.699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16381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6;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;124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5;119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;11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;10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6;119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4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;10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1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;11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4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16381"/>
        </table:table-row>
        <table:named-expressions>
          <table:named-range table:name="z22_125" table:base-cell-address="$Лист1.$A$1" table:cell-range-address="$Лист1.$A$2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05:33:28.130774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2-12T15:09:28</meta:creation-date>
    <dc:date>2025-11-03T05:33:34.400803800</dc:date>
    <meta:generator>LibreOffice/25.2.6.2$Windows_X86_64 LibreOffice_project/729c5bfe710f5eb71ed3bbde9e06a6065e9c6c5d</meta:generator>
    <meta:editing-duration>PT6S</meta:editing-duration>
    <meta:editing-cycles>1</meta:editing-cycles>
    <meta:document-statistic meta:table-count="1" meta:cell-count="78" meta:object-count="0"/>
    <meta:user-defined meta:name="AppVersion">12.0000</meta:user-defined>
    <meta:user-defined meta:name="Company">FIPI</meta:user-defined>
  </office:meta>
</office:document-meta>
</file>